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iknout a/nebo klik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updating"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Click <text:span text:style-name="Strong_20_Emphasis">Inser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Click <text:span text:style-name="Strong_20_Emphasis">Inser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Click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Click <text:span text:style-name="Strong_20_Emphasis">Inser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headers and footers"/><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